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6.644cm" table:align="center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1.49cm"/>
    </style:style>
    <style:style style:name="表格1.C" style:family="table-column">
      <style:table-column-properties style:column-width="3.814cm"/>
    </style:style>
    <style:style style:name="表格1.D" style:family="table-column">
      <style:table-column-properties style:column-width="2.297cm"/>
    </style:style>
    <style:style style:name="表格1.E" style:family="table-column">
      <style:table-column-properties style:column-width="1.683cm"/>
    </style:style>
    <style:style style:name="表格1.F" style:family="table-column">
      <style:table-column-properties style:column-width="0.175cm"/>
    </style:style>
    <style:style style:name="表格1.G" style:family="table-column">
      <style:table-column-properties style:column-width="4.179cm"/>
    </style:style>
    <style:style style:name="表格1.1" style:family="table-row">
      <style:table-row-properties style:min-row-height="0.891cm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C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2" style:family="table-row">
      <style:table-row-properties style:min-row-height="0.801cm" style:use-optimal-row-height="false"/>
    </style:style>
    <style:style style:name="表格1.A2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4" style:family="table-row">
      <style:table-row-properties style:min-row-height="1.233cm" style:use-optimal-row-height="false"/>
    </style:style>
    <style:style style:name="表格1.5" style:family="table-row">
      <style:table-row-properties style:min-row-height="0.87cm" style:use-optimal-row-height="false"/>
    </style:style>
    <style:style style:name="表格1.6" style:family="table-row">
      <style:table-row-properties style:min-row-height="2.859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none"/>
    </style:style>
    <style:style style:name="表格1.B6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7" style:family="table-row">
      <style:table-row-properties style:min-row-height="2.932cm" fo:keep-together="always" style:use-optimal-row-height="false"/>
    </style:style>
    <style:style style:name="表格1.B7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5pt solid #000000"/>
    </style:style>
    <style:style style:name="表格1.C7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5pt solid #000000"/>
    </style:style>
    <style:style style:name="表格1.8" style:family="table-row">
      <style:table-row-properties style:min-row-height="3.027cm" fo:keep-together="always" style:use-optimal-row-height="false"/>
    </style:style>
    <style:style style:name="表格1.B8" style:family="table-cell">
      <style:table-cell-properties style:vertical-align="middle" fo:padding-left="0.018cm" fo:padding-right="0.018cm" fo:padding-top="0cm" fo:padding-bottom="0cm" fo:border-left="0.75pt solid #000000" fo:border-right="none" fo:border-top="0.5pt solid #000000" fo:border-bottom="0.75pt solid #000000"/>
    </style:style>
    <style:style style:name="表格1.C8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5pt solid #000000" fo:border-bottom="0.75pt solid #000000"/>
    </style:style>
    <style:style style:name="表格1.9" style:family="table-row">
      <style:table-row-properties style:min-row-height="4.098cm" fo:keep-together="always" style:use-optimal-row-height="false"/>
    </style:style>
    <style:style style:name="表格1.10" style:family="table-row">
      <style:table-row-properties style:min-row-height="0.801cm" fo:keep-together="always" style:use-optimal-row-height="false"/>
    </style:style>
    <style:style style:name="表格1.12" style:family="table-row">
      <style:table-row-properties style:min-row-height="3.023cm" fo:keep-together="always" style:use-optimal-row-height="false"/>
    </style:style>
    <style:style style:name="表格1.A12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officeooo:paragraph-rsid="0033e04d"/>
    </style:style>
    <style:style style:name="P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86421" style:font-name-asian="標楷體" style:font-size-asian="11pt" style:font-name-complex="Times New Roman" style:font-size-complex="11pt"/>
    </style:style>
    <style:style style:name="P5" style:family="paragraph" style:parent-style-name="Table_20_Paragraph">
      <style:paragraph-properties fo:margin-left="0cm" fo:margin-right="0.004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b3e8d" style:font-name-asian="標楷體" style:font-size-asian="11pt" style:font-name-complex="Times New Roman" style:font-size-complex="11pt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7" style:family="paragraph" style:parent-style-name="Standard">
      <style:paragraph-properties fo:margin-left="0cm" fo:margin-right="0.695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8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1ae0e7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ae0e7" officeooo:paragraph-rsid="00252b4c" style:font-name-asian="標楷體" style:font-size-asian="11pt"/>
    </style:style>
    <style:style style:name="P12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208efc" officeooo:paragraph-rsid="00208efc" style:font-name-asian="標楷體" style:font-size-asian="11pt"/>
    </style:style>
    <style:style style:name="P13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officeooo:rsid="0017822f" officeooo:paragraph-rsid="0017822f" style:font-name-asian="標楷體" style:font-size-asian="11pt"/>
    </style:style>
    <style:style style:name="P14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fo:font-size="11pt" fo:letter-spacing="-0.021cm" officeooo:paragraph-rsid="0029c5f8" fo:background-color="#ffffff" style:font-name-asian="標楷體" style:font-size-asian="11pt" style:font-name-complex="Times New Roman" style:font-size-complex="11pt"/>
    </style:style>
    <style:style style:name="P15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P16" style:family="paragraph" style:parent-style-name="Table_20_Paragraph">
      <style:paragraph-properties fo:margin-left="0cm" fo:margin-right="0.004cm" fo:line-height="0.423cm" fo:text-align="start" style:justify-single-word="false" fo:orphans="0" fo:widows="0" fo:text-indent="0cm" style:auto-text-indent="false" style:punctuation-wrap="simple"/>
      <style:text-properties style:font-name="標楷體" officeooo:paragraph-rsid="00286421" style:font-name-asian="標楷體"/>
    </style:style>
    <style:style style:name="P17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0pt" fo:letter-spacing="normal" style:font-name-asian="標楷體" style:font-size-asian="10pt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style:font-name="標楷體" fo:font-size="12pt" fo:letter-spacing="normal" style:font-name-asian="標楷體" style:font-size-asian="12pt"/>
    </style:style>
    <style:style style:name="P1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snap-to-layout-grid="true"/>
      <style:text-properties officeooo:paragraph-rsid="002784d6"/>
    </style:style>
    <style:style style:name="P20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officeooo:paragraph-rsid="00425e12" style:font-name-asian="標楷體" style:font-size-asian="18pt" style:font-weight-asian="bold"/>
    </style:style>
    <style:style style:name="T1" style:family="text">
      <style:text-properties style:font-name="標楷體" fo:font-size="12pt" fo:letter-spacing="normal" style:font-name-asian="標楷體" style:font-size-asian="12pt" style:font-size-complex="12pt"/>
    </style:style>
    <style:style style:name="T2" style:family="text">
      <style:text-properties style:font-name="標楷體" fo:font-size="12pt" fo:letter-spacing="normal" style:letter-kerning="true" style:font-name-asian="標楷體" style:font-size-asian="12pt" style:font-name-complex="Times New Roman" style:font-size-complex="12pt"/>
    </style:style>
    <style:style style:name="T3" style:family="text">
      <style:text-properties style:font-name="標楷體" fo:font-size="11pt" fo:letter-spacing="-0.021cm" style:font-name-asian="標楷體" style:font-size-asian="11pt"/>
    </style:style>
    <style:style style:name="T4" style:family="text">
      <style:text-properties style:font-name="標楷體" fo:font-size="11pt" fo:letter-spacing="-0.021cm" officeooo:rsid="00326d98" style:font-name-asian="標楷體" style:font-size-asian="11pt"/>
    </style:style>
    <style:style style:name="T5" style:family="text">
      <style:text-properties style:font-name="標楷體" fo:font-size="11pt" fo:letter-spacing="-0.021cm" officeooo:rsid="0033e04d" style:font-name-asian="標楷體" style:font-size-asian="11pt"/>
    </style:style>
    <style:style style:name="T6" style:family="text">
      <style:text-properties style:font-name="標楷體" fo:font-size="11pt" fo:letter-spacing="-0.021cm" officeooo:rsid="00374b9b" style:font-name-asian="標楷體" style:font-size-asian="11pt"/>
    </style:style>
    <style:style style:name="T7" style:family="text">
      <style:text-properties style:font-name="標楷體" fo:font-size="11pt" fo:letter-spacing="-0.021cm" officeooo:rsid="0033e04d" style:letter-kerning="true" style:font-name-asian="標楷體" style:font-size-asian="11pt" style:font-name-complex="Times New Roman" style:font-size-complex="12pt"/>
    </style:style>
    <style:style style:name="T8" style:family="text">
      <style:text-properties officeooo:rsid="002141ca"/>
    </style:style>
    <style:style style:name="T9" style:family="text">
      <style:text-properties officeooo:rsid="0023177d"/>
    </style:style>
    <style:style style:name="T10" style:family="text">
      <style:text-properties fo:color="#000000" loext:opacity="100%" fo:font-size="9.5pt" style:font-size-asian="9.5pt" style:font-name-complex="Times New Roman" style:font-size-complex="11pt"/>
    </style:style>
    <style:style style:name="T11" style:family="text">
      <style:text-properties style:letter-kerning="true" style:font-name-complex="Times New Roman" style:font-size-complex="12pt"/>
    </style:style>
    <style:style style:name="T12" style:family="text">
      <style:text-properties officeooo:rsid="001e3cee" style:letter-kerning="true" style:font-name-complex="Times New Roman" style:font-size-complex="12pt"/>
    </style:style>
    <style:style style:name="T13" style:family="text">
      <style:text-properties officeooo:rsid="002cc770" style:letter-kerning="true" style:font-name-complex="Times New Roman" style:font-size-complex="12pt"/>
    </style:style>
    <style:style style:name="T14" style:family="text">
      <style:text-properties officeooo:rsid="00304fd7" style:letter-kerning="true" style:font-name-complex="Times New Roman" style:font-size-complex="12pt"/>
    </style:style>
    <style:style style:name="T15" style:family="text">
      <style:text-properties style:letter-kerning="true" style:font-name-complex="Times New Roman" style:font-size-complex="11pt"/>
    </style:style>
    <style:style style:name="T16" style:family="text">
      <style:text-properties style:font-name-complex="Times New Roman" style:font-size-complex="11pt"/>
    </style:style>
    <style:style style:name="T17" style:family="text">
      <style:text-properties officeooo:rsid="00cc0417" style:font-name-complex="Times New Roman" style:font-size-complex="11pt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3e7aa6"/>
    </style:style>
    <style:style style:name="T20" style:family="text">
      <style:text-properties style:letter-kerning="false" fo:background-color="#ffffff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111111" loext:opacity="100%" fo:font-size="11pt" fo:letter-spacing="-0.021cm" fo:background-color="#ffffff" loext:char-shading-value="0" style:font-size-asian="11pt" style:font-name-complex="Times New Roman" style:font-size-complex="11pt"/>
    </style:style>
    <style:style style:name="T23" style:family="text">
      <style:text-properties fo:font-size="11pt" fo:letter-spacing="-0.021cm" style:font-size-asian="11pt" style:font-name-complex="Times New Roman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附件十、出流管制計畫監造月報表</text:p>
      <text:p text:style-name="P19"><text:span text:style-name="預設段落字型"><text:span text:style-name="T2"><text:s/></text:span></text:span><text:span text:style-name="預設段落字型"><text:span text:style-name="T1">民國111年7月29日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columns-spanned="2" office:value-type="string">
            <text:p text:style-name="P6">計畫名稱</text:p>
          </table:table-cell>
          <table:covered-table-cell/>
          <table:table-cell table:style-name="表格1.C1" table:number-columns-spanned="2" office:value-type="string">
            <text:p text:style-name="P10"><text:s/>測試施工階段功能案件</text:p>
          </table:table-cell>
          <table:covered-table-cell/>
          <table:table-cell table:style-name="表格1.E1" office:value-type="string">
            <text:p text:style-name="P17">案號</text:p>
          </table:table-cell>
          <table:table-cell table:style-name="表格1.F1" table:number-columns-spanned="2" office:value-type="string">
            <text:p text:style-name="P6"><text:span text:style-name="T11"><text:s/>LR-OPL-008-111-0073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義務人</text:p>
          </table:table-cell>
          <table:covered-table-cell/>
          <table:table-cell table:style-name="表格1.C2" table:number-columns-spanned="5" office:value-type="string">
            <text:p text:style-name="P12"><text:s/>陶林數值測量工程有限公司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table:number-columns-spanned="2" office:value-type="string">
            <text:p text:style-name="P6">主管機關</text:p>
          </table:table-cell>
          <table:covered-table-cell/>
          <table:table-cell table:style-name="表格1.C2" table:number-columns-spanned="5" office:value-type="string">
            <text:p text:style-name="P13"><text:s/>陶林市</text:p>
          </table:table-cell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2" office:value-type="string">
            <text:p text:style-name="P6">承辦監造技師</text:p>
            <text:p text:style-name="P6">及連絡電話</text:p>
          </table:table-cell>
          <table:covered-table-cell/>
          <table:table-cell table:style-name="表格1.C2" table:number-columns-spanned="5" office:value-type="string">
            <text:p text:style-name="P11"><text:span text:style-name="T16"><text:s/>陶林承辦技師</text:span><text:span text:style-name="T15"> </text:span><text:span text:style-name="T16">04-22303659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2" office:value-type="string">
            <text:p text:style-name="P6">營造單位</text:p>
          </table:table-cell>
          <table:covered-table-cell/>
          <table:table-cell table:style-name="表格1.C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8">本期重大事件</text:p>
            <text:p text:style-name="P8">(附圖說明位置)</text:p>
          </table:table-cell>
          <table:table-cell table:style-name="表格1.B6" office:value-type="string">
            <text:p text:style-name="P8">事件</text:p>
            <text:p text:style-name="P8">紀要</text:p>
          </table:table-cell>
          <table:table-cell table:style-name="表格1.C2" table:number-columns-spanned="5" office:value-type="string">
            <text:p text:style-name="P4"><text:s/>出流管制監造紀錄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7" office:value-type="string">
            <text:p text:style-name="P8">改善</text:p>
            <text:p text:style-name="P8">建議</text:p>
          </table:table-cell>
          <table:table-cell table:style-name="表格1.C7" table:number-columns-spanned="5" office:value-type="string">
            <text:p text:style-name="P16"><text:span text:style-name="T23"><text:s/>出流管制監造紀錄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8" office:value-type="string">
            <text:p text:style-name="P8">處理</text:p>
            <text:p text:style-name="P8">結果</text:p>
          </table:table-cell>
          <table:table-cell table:style-name="表格1.C8" table:number-columns-spanned="5" office:value-type="string">
            <text:p text:style-name="P14"><text:s/>出流管制監造紀錄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2" table:number-columns-spanned="2" office:value-type="string">
            <text:p text:style-name="P8">上期改善結果追蹤說明</text:p>
          </table:table-cell>
          <table:covered-table-cell/>
          <table:table-cell table:style-name="表格1.C2" table:number-columns-spanned="5" office:value-type="string">
            <text:p text:style-name="P5"><text:span text:style-name="T20"><text:s/>出流管制監造紀錄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2" table:number-columns-spanned="2" office:value-type="string">
            <text:p text:style-name="P15">開 工 日 期</text:p>
          </table:table-cell>
          <table:covered-table-cell/>
          <table:table-cell table:style-name="表格1.B6" office:value-type="string">
            <text:p text:style-name="P6"><text:span text:style-name="T11"><text:s/>民國111年11月7日</text:span></text:p>
          </table:table-cell>
          <table:table-cell table:style-name="表格1.B6" table:number-columns-spanned="3" office:value-type="string">
            <text:p text:style-name="P6">預定完工日期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民國111年11月16日</text:span></text:span></text:p>
          </table:table-cell>
        </table:table-row>
        <table:table-row table:style-name="表格1.10">
          <table:table-cell table:style-name="表格1.A2" table:number-columns-spanned="2" office:value-type="string">
            <text:p text:style-name="P9">本月預定進度</text:p>
          </table:table-cell>
          <table:covered-table-cell/>
          <table:table-cell table:style-name="表格1.B6" office:value-type="string">
            <text:p text:style-name="P3"><text:span text:style-name="預設段落字型"><text:span text:style-name="T7"><text:s/>30</text:span></text:span><text:span text:style-name="預設段落字型"><text:span text:style-name="T5">%</text:span></text:span></text:p>
          </table:table-cell>
          <table:table-cell table:style-name="表格1.B6" table:number-columns-spanned="3" office:value-type="string">
            <text:p text:style-name="P6">本月實際進度</text:p>
          </table:table-cell>
          <table:covered-table-cell/>
          <table:covered-table-cell/>
          <table:table-cell table:style-name="表格1.C2" office:value-type="string">
            <text:p text:style-name="P2"><text:span text:style-name="預設段落字型"><text:span text:style-name="T3"><text:s/>40</text:span></text:span><text:span text:style-name="預設段落字型"><text:span text:style-name="T6">%</text:span></text:span></text:p>
          </table:table-cell>
        </table:table-row>
        <table:table-row table:style-name="表格1.12">
          <table:table-cell table:style-name="表格1.A12" table:number-columns-spanned="7" office:value-type="string">
            <text:p text:style-name="P1"><text:span text:style-name="預設段落字型"><text:span text:style-name="T3">承辦監造技師： <text:s text:c="26"/>(簽章) <text:s text:c="6"/>營造單位： <text:s text:c="30"/>(簽章)</text:span></text:span></text:p>
            <text:p text:style-name="P7"/>
            <text:p text:style-name="P7"/>
            <text:p text:style-name="P7"/>
            <text:p text:style-name="P1"><text:span text:style-name="預設段落字型"><text:span text:style-name="T3">義務人： <text:s text:c="22"/>(簽章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0cm" style:auto-text-indent="tru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37:00Z</meta:creation-date>
    <dc:date>2022-09-27T16:34:40.822000000</dc:date>
    <meta:editing-cycles>65</meta:editing-cycles>
    <meta:editing-duration>PT35M22S</meta:editing-duration>
    <meta:document-statistic meta:table-count="1" meta:image-count="0" meta:object-count="0" meta:page-count="2" meta:paragraph-count="37" meta:word-count="220" meta:character-count="368" meta:non-whitespace-character-count="262"/>
    <meta:template xlink:type="simple" xlink:actuate="onRequest" xlink:title="" xlink:href="../../../../template/appendix/附件十、出流管制計畫監造月報表.odt/Normal.dotm"/>
  </office:meta>
</office:document-meta>
</file>